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AMFLTemplate">
            <text:p>AMFLTemplate</text:p>
          </table:table-cell>
          <table:table-cell office:value-type="string" office:string-value="BigramTemplate">
            <text:p>BigramTemplate</text:p>
          </table:table-cell>
          <table:table-cell office:value-type="string" office:string-value="BMFLTemplate">
            <text:p>BMFLTemplate</text:p>
          </table:table-cell>
          <table:table-cell office:value-type="string" office:string-value="BracketsTemplate">
            <text:p>BracketsTemplate</text:p>
          </table:table-cell>
          <table:table-cell office:value-type="string" office:string-value="HMTemplate">
            <text:p>HMTemplate</text:p>
          </table:table-cell>
          <table:table-cell office:value-type="string" office:string-value="IdentityTemplate">
            <text:p>IdentityTemplate</text:p>
          </table:table-cell>
          <table:table-cell office:value-type="string" office:string-value="MentionsInSentenceTemplate">
            <text:p>MentionsInSentenceTemplate</text:p>
          </table:table-cell>
          <table:table-cell office:value-type="string" office:string-value="ML12Template">
            <text:p>ML12Template</text:p>
          </table:table-cell>
          <table:table-cell office:value-type="string" office:string-value="NormalizedAgeTemplate">
            <text:p>NormalizedAgeTemplate</text:p>
          </table:table-cell>
          <table:table-cell office:value-type="string" office:string-value="NormalizedWeightTemplate">
            <text:p>NormalizedWeightTemplate</text:p>
          </table:table-cell>
          <table:table-cell office:value-type="string" office:string-value="NumberMBTemplate">
            <text:p>NumberMBTemplate</text:p>
          </table:table-cell>
          <table:table-cell office:value-type="string" office:string-value="NumberWBTemplate">
            <text:p>NumberWBTemplate</text:p>
          </table:table-cell>
          <table:table-cell office:value-type="string" office:string-value="OverlappingTemplate">
            <text:p>OverlappingTemplate</text:p>
          </table:table-cell>
          <table:table-cell office:value-type="string" office:string-value="RootTypeTemplate">
            <text:p>RootTypeTemplate</text:p>
          </table:table-cell>
          <table:table-cell office:value-type="string" office:string-value="SimilarWordsTemplate">
            <text:p>SimilarWordsTemplate</text:p>
          </table:table-cell>
          <table:table-cell office:value-type="string" office:string-value="StartsWithCapitalTemplate">
            <text:p>StartsWithCapitalTemplate</text:p>
          </table:table-cell>
          <table:table-cell office:value-type="string" office:string-value="WBOTemplate">
            <text:p>WBOTemplate</text:p>
          </table:table-cell>
          <table:table-cell office:value-type="string" office:string-value="WBTemplate">
            <text:p>WBTemplate</text:p>
          </table:table-cell>
          <table:table-cell office:value-type="string" office:string-value="WMTemplate">
            <text:p>WMTemplate</text:p>
          </table:table-cell>
          <table:table-cell office:value-type="string" office:string-value="WordCountTemplate">
            <text:p>WordCountTemplate</text:p>
          </table:table-cell>
          <table:table-cell office:value-type="string" office:string-value="WordsInBetweenTemplate">
            <text:p>WordsInBetweenTemplate</text:p>
          </table:table-cell>
          <table:table-cell office:value-type="string" office:string-value="F1">
            <text:p>F1</text:p>
          </table:table-cell>
          <table:table-cell office:value-type="string" office:string-value="TotalTime">
            <text:p>TotalTime</text:p>
          </table:table-cell>
          <table:table-cell office:value-type="string" office:string-value="TrainTime">
            <text:p>TrainTime</text:p>
          </table:table-cell>
          <table:table-cell office:value-type="string" office:string-value="TestTime">
            <text:p>TestTime</text:p>
          </table:table-cell>
          <table:table-cell office:value-type="string" office:string-value="Alpha">
            <text:p>Alpha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3">
            <text:p>0.3</text:p>
          </table:table-cell>
          <table:table-cell office:value-type="string" office:string-value="659988">
            <text:p>659988</text:p>
          </table:table-cell>
          <table:table-cell office:value-type="string" office:string-value="520448">
            <text:p>520448</text:p>
          </table:table-cell>
          <table:table-cell office:value-type="string" office:string-value="139540">
            <text:p>139540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48780487804878053">
            <text:p>0.48780487804878053</text:p>
          </table:table-cell>
          <table:table-cell office:value-type="string" office:string-value="373791">
            <text:p>373791</text:p>
          </table:table-cell>
          <table:table-cell office:value-type="string" office:string-value="350380">
            <text:p>350380</text:p>
          </table:table-cell>
          <table:table-cell office:value-type="string" office:string-value="23411">
            <text:p>23411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0.6262626262626263">
            <text:p>0.6262626262626263</text:p>
          </table:table-cell>
          <table:table-cell office:value-type="string" office:string-value="627639">
            <text:p>627639</text:p>
          </table:table-cell>
          <table:table-cell office:value-type="string" office:string-value="488253">
            <text:p>488253</text:p>
          </table:table-cell>
          <table:table-cell office:value-type="string" office:string-value="139386">
            <text:p>139386</text:p>
          </table:table-cell>
          <table:table-cell office:value-type="string" office:string-value="0.1">
            <text:p>0.1</text:p>
          </table:table-cell>
        </table:table-row>
        <table:table-row>
          <table:table-cell table:number-columns-repeated="1"/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3333333333333333">
            <text:p>0.3333333333333333</text:p>
          </table:table-cell>
          <table:table-cell office:value-type="string" office:string-value="580276">
            <text:p>580276</text:p>
          </table:table-cell>
          <table:table-cell office:value-type="string" office:string-value="445120">
            <text:p>445120</text:p>
          </table:table-cell>
          <table:table-cell office:value-type="string" office:string-value="135156">
            <text:p>135156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25">
            <text:p>0.25</text:p>
          </table:table-cell>
          <table:table-cell office:value-type="string" office:string-value="652554">
            <text:p>652554</text:p>
          </table:table-cell>
          <table:table-cell office:value-type="string" office:string-value="515142">
            <text:p>515142</text:p>
          </table:table-cell>
          <table:table-cell office:value-type="string" office:string-value="137412">
            <text:p>137412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0.463768115942029">
            <text:p>0.463768115942029</text:p>
          </table:table-cell>
          <table:table-cell office:value-type="string" office:string-value="657799">
            <text:p>657799</text:p>
          </table:table-cell>
          <table:table-cell office:value-type="string" office:string-value="516281">
            <text:p>516281</text:p>
          </table:table-cell>
          <table:table-cell office:value-type="string" office:string-value="141518">
            <text:p>141518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4">
            <text:p>0.4</text:p>
          </table:table-cell>
          <table:table-cell office:value-type="string" office:string-value="649634">
            <text:p>649634</text:p>
          </table:table-cell>
          <table:table-cell office:value-type="string" office:string-value="511949">
            <text:p>511949</text:p>
          </table:table-cell>
          <table:table-cell office:value-type="string" office:string-value="137685">
            <text:p>137685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2608695652173913">
            <text:p>0.2608695652173913</text:p>
          </table:table-cell>
          <table:table-cell office:value-type="string" office:string-value="661427">
            <text:p>661427</text:p>
          </table:table-cell>
          <table:table-cell office:value-type="string" office:string-value="522591">
            <text:p>522591</text:p>
          </table:table-cell>
          <table:table-cell office:value-type="string" office:string-value="138836">
            <text:p>138836</text:p>
          </table:table-cell>
          <table:table-cell office:value-type="string" office:string-value="0.1">
            <text:p>0.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258687258687259">
            <text:p>0.7258687258687259</text:p>
          </table:table-cell>
          <table:table-cell office:value-type="string" office:string-value="833885">
            <text:p>833885</text:p>
          </table:table-cell>
          <table:table-cell office:value-type="string" office:string-value="684617">
            <text:p>684617</text:p>
          </table:table-cell>
          <table:table-cell office:value-type="string" office:string-value="149268">
            <text:p>149268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306273062730626">
            <text:p>0.7306273062730626</text:p>
          </table:table-cell>
          <table:table-cell office:value-type="string" office:string-value="580750">
            <text:p>580750</text:p>
          </table:table-cell>
          <table:table-cell office:value-type="string" office:string-value="543407">
            <text:p>543407</text:p>
          </table:table-cell>
          <table:table-cell office:value-type="string" office:string-value="37343">
            <text:p>37343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0.6838235294117647">
            <text:p>0.6838235294117647</text:p>
          </table:table-cell>
          <table:table-cell office:value-type="string" office:string-value="770888">
            <text:p>770888</text:p>
          </table:table-cell>
          <table:table-cell office:value-type="string" office:string-value="622590">
            <text:p>622590</text:p>
          </table:table-cell>
          <table:table-cell office:value-type="string" office:string-value="148298">
            <text:p>148298</text:p>
          </table:table-cell>
          <table:table-cell office:value-type="string" office:string-value="0.01">
            <text:p>0.01</text:p>
          </table:table-cell>
        </table:table-row>
        <table:table-row>
          <table:table-cell table:number-columns-repeated="1"/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6666666666666666">
            <text:p>0.6666666666666666</text:p>
          </table:table-cell>
          <table:table-cell office:value-type="string" office:string-value="700430">
            <text:p>700430</text:p>
          </table:table-cell>
          <table:table-cell office:value-type="string" office:string-value="555936">
            <text:p>555936</text:p>
          </table:table-cell>
          <table:table-cell office:value-type="string" office:string-value="144494">
            <text:p>144494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36842105263158">
            <text:p>0.736842105263158</text:p>
          </table:table-cell>
          <table:table-cell office:value-type="string" office:string-value="821988">
            <text:p>821988</text:p>
          </table:table-cell>
          <table:table-cell office:value-type="string" office:string-value="675381">
            <text:p>675381</text:p>
          </table:table-cell>
          <table:table-cell office:value-type="string" office:string-value="146607">
            <text:p>146607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0.6740740740740742">
            <text:p>0.6740740740740742</text:p>
          </table:table-cell>
          <table:table-cell office:value-type="string" office:string-value="759954">
            <text:p>759954</text:p>
          </table:table-cell>
          <table:table-cell office:value-type="string" office:string-value="611711">
            <text:p>611711</text:p>
          </table:table-cell>
          <table:table-cell office:value-type="string" office:string-value="148243">
            <text:p>148243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44186046511628">
            <text:p>0.744186046511628</text:p>
          </table:table-cell>
          <table:table-cell office:value-type="string" office:string-value="836298">
            <text:p>836298</text:p>
          </table:table-cell>
          <table:table-cell office:value-type="string" office:string-value="685913">
            <text:p>685913</text:p>
          </table:table-cell>
          <table:table-cell office:value-type="string" office:string-value="150385">
            <text:p>150385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148288973384029">
            <text:p>0.7148288973384029</text:p>
          </table:table-cell>
          <table:table-cell office:value-type="string" office:string-value="815320">
            <text:p>815320</text:p>
          </table:table-cell>
          <table:table-cell office:value-type="string" office:string-value="667163">
            <text:p>667163</text:p>
          </table:table-cell>
          <table:table-cell office:value-type="string" office:string-value="148157">
            <text:p>148157</text:p>
          </table:table-cell>
          <table:table-cell office:value-type="string" office:string-value="0.01">
            <text:p>0.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135593220338982">
            <text:p>0.8135593220338982</text:p>
          </table:table-cell>
          <table:table-cell office:value-type="string" office:string-value="1146900">
            <text:p>1146900</text:p>
          </table:table-cell>
          <table:table-cell office:value-type="string" office:string-value="937663">
            <text:p>937663</text:p>
          </table:table-cell>
          <table:table-cell office:value-type="string" office:string-value="209237">
            <text:p>209237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327645051194539">
            <text:p>0.8327645051194539</text:p>
          </table:table-cell>
          <table:table-cell office:value-type="string" office:string-value="737240">
            <text:p>737240</text:p>
          </table:table-cell>
          <table:table-cell office:value-type="string" office:string-value="697701">
            <text:p>697701</text:p>
          </table:table-cell>
          <table:table-cell office:value-type="string" office:string-value="39539">
            <text:p>39539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0.8143322475570032">
            <text:p>0.8143322475570032</text:p>
          </table:table-cell>
          <table:table-cell office:value-type="string" office:string-value="1082869">
            <text:p>1082869</text:p>
          </table:table-cell>
          <table:table-cell office:value-type="string" office:string-value="880432">
            <text:p>880432</text:p>
          </table:table-cell>
          <table:table-cell office:value-type="string" office:string-value="202437">
            <text:p>202437</text:p>
          </table:table-cell>
          <table:table-cell office:value-type="string" office:string-value="0.001">
            <text:p>0.001</text:p>
          </table:table-cell>
        </table:table-row>
        <table:table-row>
          <table:table-cell table:number-columns-repeated="1"/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678082191780822">
            <text:p>0.678082191780822</text:p>
          </table:table-cell>
          <table:table-cell office:value-type="string" office:string-value="958147">
            <text:p>958147</text:p>
          </table:table-cell>
          <table:table-cell office:value-type="string" office:string-value="771100">
            <text:p>771100</text:p>
          </table:table-cell>
          <table:table-cell office:value-type="string" office:string-value="187047">
            <text:p>187047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135593220338982">
            <text:p>0.8135593220338982</text:p>
          </table:table-cell>
          <table:table-cell office:value-type="string" office:string-value="1074999">
            <text:p>1074999</text:p>
          </table:table-cell>
          <table:table-cell office:value-type="string" office:string-value="871905">
            <text:p>871905</text:p>
          </table:table-cell>
          <table:table-cell office:value-type="string" office:string-value="203094">
            <text:p>203094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0.6917808219178082">
            <text:p>0.6917808219178082</text:p>
          </table:table-cell>
          <table:table-cell office:value-type="string" office:string-value="950286">
            <text:p>950286</text:p>
          </table:table-cell>
          <table:table-cell office:value-type="string" office:string-value="758503">
            <text:p>758503</text:p>
          </table:table-cell>
          <table:table-cell office:value-type="string" office:string-value="191783">
            <text:p>191783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175675675675677">
            <text:p>0.8175675675675677</text:p>
          </table:table-cell>
          <table:table-cell office:value-type="string" office:string-value="1088302">
            <text:p>1088302</text:p>
          </table:table-cell>
          <table:table-cell office:value-type="string" office:string-value="876997">
            <text:p>876997</text:p>
          </table:table-cell>
          <table:table-cell office:value-type="string" office:string-value="211305">
            <text:p>211305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524752475247524">
            <text:p>0.7524752475247524</text:p>
          </table:table-cell>
          <table:table-cell office:value-type="string" office:string-value="1105695">
            <text:p>1105695</text:p>
          </table:table-cell>
          <table:table-cell office:value-type="string" office:string-value="898523">
            <text:p>898523</text:p>
          </table:table-cell>
          <table:table-cell office:value-type="string" office:string-value="207172">
            <text:p>207172</text:p>
          </table:table-cell>
          <table:table-cell office:value-type="string" office:string-value="0.001">
            <text:p>0.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